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80808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14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16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17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3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2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4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2.34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5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3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12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8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5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0.99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12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89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69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59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41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26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22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37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2.56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50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95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80808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7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8" style:family="paragraph">
      <loext:graphic-properties draw:fill="none"/>
      <style:text-properties fo:font-size="8.5pt" style:font-size-asian="8.5pt" style:font-size-complex="8.5pt"/>
    </style:style>
    <style:style style:name="P9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ffffff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2" style:family="text">
      <style:text-properties fo:color="#000000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3" style:family="text">
      <style:text-properties fo:color="#000000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4" style:family="text">
      <style:text-properties fo:color="#ffffff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5" style:family="text">
      <style:text-properties fo:color="#000000" style:font-name="CenturyGothic" fo:font-size="8.5pt" fo:font-style="italic" style:font-size-asian="8.5pt" style:font-name-complex="CenturyGothic" style:font-size-complex="8.5pt" style:font-style-complex="italic"/>
    </style:style>
    <style:style style:name="T6" style:family="text">
      <style:text-properties fo:color="#000000" style:font-name="Courier" fo:font-size="10.6000003814697pt" style:font-size-asian="10.6000003814697pt" style:font-name-complex="Courier" style:font-size-complex="10.6000003814697pt"/>
    </style:style>
    <style:style style:name="T7" style:family="text">
      <style:text-properties fo:color="#000000" style:font-name="CenturyGothic" fo:font-size="10.6000003814697pt" style:font-size-asian="10.6000003814697pt" style:font-name-complex="CenturyGothic" style:font-size-complex="10.6000003814697pt"/>
    </style:style>
    <style:style style:name="T8" style:family="text">
      <style:text-properties fo:color="#000000" style:font-name="Symbol" fo:font-size="10.6000003814697pt" style:font-size-asian="10.6000003814697pt" style:font-name-complex="Symbol" style:font-size-complex="10.6000003814697pt"/>
    </style:style>
    <style:style style:name="T9" style:family="text">
      <style:text-properties fo:color="#000000" style:font-name="CenturyGothic" fo:font-size="6.30000019073486pt" fo:font-style="italic" style:font-size-asian="6.30000019073486pt" style:font-name-complex="CenturyGothic" style:font-size-complex="6.30000019073486pt" style:font-style-complex="italic"/>
    </style:style>
    <style:style style:name="T10" style:family="text">
      <style:text-properties fo:color="#000000" style:font-name="Computer Modern" fo:font-size="10pt" style:font-size-asian="10pt" style:font-name-complex="Computer Modern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50">
        <draw:polygon draw:style-name="gr1" draw:text-style-name="P1" draw:layer="layout" svg:width="17.847cm" svg:height="26.028cm" svg:x="4.34cm" svg:y="5.726cm" svg:viewBox="0 0 17848 26029" draw:points="0,0 17848,0 17848,26029 0,26029">
          <text:p/>
        </draw:polygon>
        <draw:polygon draw:style-name="gr1" draw:text-style-name="P1" draw:layer="layout" svg:width="17.847cm" svg:height="15.517cm" svg:x="1.874cm" svg:y="1.247cm" svg:viewBox="0 0 17848 15518" draw:points="0,0 17848,0 17848,15518 0,15518">
          <text:p/>
        </draw:polygon>
        <draw:polygon draw:style-name="gr2" draw:text-style-name="P2" draw:layer="layout" svg:width="17.847cm" svg:height="1.116cm" svg:x="1.874cm" svg:y="1.395cm" svg:viewBox="0 0 17848 1117" draw:points="0,0 17848,0 17848,1117 0,1117">
          <text:p/>
        </draw:polygon>
        <draw:polygon draw:style-name="gr3" draw:text-style-name="P3" draw:layer="layout" svg:width="17.847cm" svg:height="0.892cm" svg:x="1.874cm" svg:y="4.42cm" svg:viewBox="0 0 17848 893" draw:points="0,0 17848,0 17848,893 0,893">
          <text:p/>
        </draw:polygon>
        <draw:polygon draw:style-name="gr3" draw:text-style-name="P3" draw:layer="layout" svg:width="17.847cm" svg:height="0.893cm" svg:x="1.874cm" svg:y="8.534cm" svg:viewBox="0 0 17848 894" draw:points="0,0 17848,0 17848,894 0,894">
          <text:p/>
        </draw:polygon>
        <draw:polygon draw:style-name="gr3" draw:text-style-name="P3" draw:layer="layout" svg:width="17.847cm" svg:height="0.893cm" svg:x="1.874cm" svg:y="12.649cm" svg:viewBox="0 0 17848 894" draw:points="0,0 17848,0 17848,894 0,894">
          <text:p/>
        </draw:polygon>
        <draw:frame draw:style-name="gr4" draw:text-style-name="P5" draw:layer="layout" svg:width="8.143cm" svg:height="0.581cm" svg:x="7.328cm" svg:y="1.68cm">
          <draw:text-box>
            <text:p text:style-name="P4"><text:span text:style-name="T1">Kelime Problemi: rocket-height</text:span></text:p>
          </draw:text-box>
        </draw:frame>
        <draw:frame draw:style-name="gr5" draw:text-style-name="P6" draw:layer="layout" svg:width="18.167cm" svg:height="0.437cm" svg:x="2.122cm" svg:y="2.786cm">
          <draw:text-box>
            <text:p text:style-name="P4"><text:span text:style-name="T2">Talimatlat: </text:span><text:span text:style-name="T3">Bir roket saatte 7 m/s hızla hareket edecek şekilde havalanıyor. Roketin kalktığı andan itibaren</text:span></text:p>
          </draw:text-box>
        </draw:frame>
        <draw:frame draw:style-name="gr6" draw:text-style-name="P6" draw:layer="layout" svg:width="17.172cm" svg:height="0.437cm" svg:x="2.122cm" svg:y="3.257cm">
          <draw:text-box>
            <text:p text:style-name="P4"><text:span text:style-name="T3">geçen süreyi alan ve roketin yüksekliğini veren, ‘rocket-height’ adında bir fonksiyon yaz. </text:span></text:p>
          </draw:text-box>
        </draw:frame>
        <draw:frame draw:style-name="gr7" draw:text-style-name="P7" draw:layer="layout" svg:width="8.816cm" svg:height="0.551cm" svg:x="2.023cm" svg:y="4.603cm">
          <draw:text-box>
            <text:p text:style-name="P4"><text:span text:style-name="T4">Kontrat ve Amaç İfadeleri</text:span></text:p>
          </draw:text-box>
        </draw:frame>
        <draw:frame draw:style-name="gr8" draw:text-style-name="P8" draw:layer="layout" svg:width="4.9cm" svg:height="0.352cm" svg:x="1.875cm" svg:y="5.334cm">
          <draw:text-box>
            <text:p text:style-name="P4"><text:span text:style-name="T5">Her kontrat üç bölümden oluşur...</text:span></text:p>
          </draw:text-box>
        </draw:frame>
        <draw:frame draw:style-name="gr9" draw:text-style-name="P6" draw:layer="layout" svg:width="0.371cm" svg:height="0.45cm" svg:x="1.875cm" svg:y="5.95cm">
          <draw:text-box>
            <text:p text:style-name="P4"><text:span text:style-name="T6">;</text:span></text:p>
          </draw:text-box>
        </draw:frame>
        <draw:frame draw:style-name="gr10" draw:text-style-name="P6" draw:layer="layout" svg:width="0.371cm" svg:height="0.437cm" svg:x="5.742cm" svg:y="5.934cm">
          <draw:text-box>
            <text:p text:style-name="P4"><text:span text:style-name="T7">:</text:span></text:p>
          </draw:text-box>
        </draw:frame>
        <draw:frame draw:style-name="gr11" draw:text-style-name="P6" draw:layer="layout" svg:width="0.371cm" svg:height="0.374cm" svg:x="14.715cm" svg:y="6.022cm">
          <draw:text-box>
            <text:p text:style-name="P4"><text:span text:style-name="T8">®</text:span></text:p>
          </draw:text-box>
        </draw:frame>
        <draw:frame draw:style-name="gr9" draw:text-style-name="P6" draw:layer="layout" svg:width="0.371cm" svg:height="0.45cm" svg:x="1.875cm" svg:y="7.264cm">
          <draw:text-box>
            <text:p text:style-name="P4"><text:span text:style-name="T6">;</text:span></text:p>
          </draw:text-box>
        </draw:frame>
        <draw:frame draw:style-name="gr12" draw:text-style-name="P7" draw:layer="layout" svg:width="2.555cm" svg:height="0.551cm" svg:x="2.023cm" svg:y="8.718cm">
          <draw:text-box>
            <text:p text:style-name="P4"><text:span text:style-name="T4">Örnekler</text:span></text:p>
          </draw:text-box>
        </draw:frame>
        <draw:frame draw:style-name="gr13" draw:text-style-name="P8" draw:layer="layout" svg:width="9.32cm" svg:height="0.352cm" svg:x="1.875cm" svg:y="9.449cm">
          <draw:text-box>
            <text:p text:style-name="P4"><text:span text:style-name="T5">Birkaç örnek yaz, değişenleri yuvarlak içine alarak işaretle... </text:span></text:p>
          </draw:text-box>
        </draw:frame>
        <draw:frame draw:style-name="gr14" draw:text-style-name="P6" draw:layer="layout" svg:width="2.021cm" svg:height="0.45cm" svg:x="1.875cm" svg:y="10.065cm">
          <draw:text-box>
            <text:p text:style-name="P4"><text:span text:style-name="T6">(EXAMPLE(</text:span></text:p>
          </draw:text-box>
        </draw:frame>
        <draw:frame draw:style-name="gr9" draw:text-style-name="P6" draw:layer="layout" svg:width="0.371cm" svg:height="0.45cm" svg:x="10.773cm" svg:y="10.065cm">
          <draw:text-box>
            <text:p text:style-name="P4"><text:span text:style-name="T6">)</text:span></text:p>
          </draw:text-box>
        </draw:frame>
        <draw:frame draw:style-name="gr14" draw:text-style-name="P6" draw:layer="layout" svg:width="2.021cm" svg:height="0.45cm" svg:x="1.875cm" svg:y="11.379cm">
          <draw:text-box>
            <text:p text:style-name="P4"><text:span text:style-name="T6">(EXAMPLE(</text:span></text:p>
          </draw:text-box>
        </draw:frame>
        <draw:frame draw:style-name="gr9" draw:text-style-name="P6" draw:layer="layout" svg:width="0.371cm" svg:height="0.45cm" svg:x="10.773cm" svg:y="11.379cm">
          <draw:text-box>
            <text:p text:style-name="P4"><text:span text:style-name="T6">)</text:span></text:p>
          </draw:text-box>
        </draw:frame>
        <draw:frame draw:style-name="gr15" draw:text-style-name="P7" draw:layer="layout" svg:width="2.622cm" svg:height="0.551cm" svg:x="2.023cm" svg:y="12.832cm">
          <draw:text-box>
            <text:p text:style-name="P4"><text:span text:style-name="T4">Tanım</text:span></text:p>
          </draw:text-box>
        </draw:frame>
        <draw:frame draw:style-name="gr16" draw:text-style-name="P8" draw:layer="layout" svg:width="10.238cm" svg:height="0.352cm" svg:x="1.875cm" svg:y="13.563cm">
          <draw:text-box>
            <text:p text:style-name="P4"><text:span text:style-name="T5">Tanımı ve her değişken için verilen isimleri yaz...</text:span></text:p>
          </draw:text-box>
        </draw:frame>
        <draw:frame draw:style-name="gr17" draw:text-style-name="P6" draw:layer="layout" svg:width="1.797cm" svg:height="0.45cm" svg:x="1.875cm" svg:y="14.18cm">
          <draw:text-box>
            <text:p text:style-name="P4"><text:span text:style-name="T6">(define(</text:span></text:p>
          </draw:text-box>
        </draw:frame>
        <draw:frame draw:style-name="gr9" draw:text-style-name="P6" draw:layer="layout" svg:width="0.371cm" svg:height="0.45cm" svg:x="10.55cm" svg:y="14.18cm">
          <draw:text-box>
            <text:p text:style-name="P4"><text:span text:style-name="T6">)</text:span></text:p>
          </draw:text-box>
        </draw:frame>
        <draw:polygon draw:style-name="gr1" draw:text-style-name="P1" draw:layer="layout" svg:width="3.495cm" svg:height="0.669cm" svg:x="2.097cm" svg:y="5.907cm" svg:viewBox="0 0 3496 670" draw:points="0,0 3496,0 3496,670 0,670">
          <text:p/>
        </draw:polygon>
        <draw:polygon draw:style-name="gr2" draw:text-style-name="P2" draw:layer="layout" svg:width="3.495cm" svg:height="0.025cm" svg:x="2.097cm" svg:y="6.551cm" svg:viewBox="0 0 3496 26" draw:points="0,0 3496,0 3496,26 0,26">
          <text:p/>
        </draw:polygon>
        <draw:frame draw:style-name="gr9" draw:text-style-name="P6" draw:layer="layout" svg:width="0.371cm" svg:height="0.45cm" svg:x="18.334cm" svg:y="15.494cm">
          <draw:text-box>
            <text:p text:style-name="P4"><text:span text:style-name="T6">)</text:span></text:p>
          </draw:text-box>
        </draw:frame>
        <draw:frame draw:style-name="gr18" draw:text-style-name="P6" draw:layer="layout" svg:width="2.919cm" svg:height="0.45cm" svg:x="2.181cm" svg:y="6.165cm">
          <draw:text-box>
            <text:p text:style-name="P4"><text:span text:style-name="T6">MMMMMMMMMMMMM</text:span></text:p>
          </draw:text-box>
        </draw:frame>
        <draw:polygon draw:style-name="gr1" draw:text-style-name="P1" draw:layer="layout" svg:width="8.726cm" svg:height="0.669cm" svg:x="6.499cm" svg:y="19.442cm" svg:viewBox="0 0 8727 670" draw:points="0,0 8727,0 8727,670 0,670">
          <text:p/>
        </draw:polygon>
        <draw:polygon draw:style-name="gr2" draw:text-style-name="P2" draw:layer="layout" svg:width="8.726cm" svg:height="0.025cm" svg:x="5.84cm" svg:y="6.551cm" svg:viewBox="0 0 8727 26" draw:points="0,0 8727,0 8727,26 0,26">
          <text:p/>
        </draw:polygon>
        <draw:frame draw:style-name="gr19" draw:text-style-name="P9" draw:layer="layout" svg:width="1.598cm" svg:height="0.255cm" svg:x="3.052cm" svg:y="6.692cm">
          <draw:text-box>
            <text:p text:style-name="P4"><text:span text:style-name="T9">fonksiyon adı</text:span></text:p>
          </draw:text-box>
        </draw:frame>
        <draw:frame draw:style-name="gr20" draw:text-style-name="P6" draw:layer="layout" svg:width="1.348cm" svg:height="0.45cm" svg:x="9.534cm" svg:y="5.95cm">
          <draw:text-box>
            <text:p text:style-name="P4"><text:span text:style-name="T6">MMMMMM</text:span></text:p>
          </draw:text-box>
        </draw:frame>
        <draw:polygon draw:style-name="gr1" draw:text-style-name="P1" draw:layer="layout" svg:width="4.363cm" svg:height="0.669cm" svg:x="15.086cm" svg:y="5.907cm" svg:viewBox="0 0 4364 670" draw:points="0,0 4364,0 4364,670 0,670">
          <text:p/>
        </draw:polygon>
        <draw:polygon draw:style-name="gr2" draw:text-style-name="P2" draw:layer="layout" svg:width="4.363cm" svg:height="0.025cm" svg:x="15.086cm" svg:y="6.551cm" svg:viewBox="0 0 4364 26" draw:points="0,0 4364,0 4364,26 0,26">
          <text:p/>
        </draw:polygon>
        <draw:frame draw:style-name="gr21" draw:text-style-name="P9" draw:layer="layout" svg:width="0.828cm" svg:height="0.255cm" svg:x="9.782cm" svg:y="6.692cm">
          <draw:text-box>
            <text:p text:style-name="P4"><text:span text:style-name="T9">hedef</text:span></text:p>
          </draw:text-box>
        </draw:frame>
        <draw:frame draw:style-name="gr20" draw:text-style-name="P6" draw:layer="layout" svg:width="1.348cm" svg:height="0.45cm" svg:x="16.599cm" svg:y="5.95cm">
          <draw:text-box>
            <text:p text:style-name="P4"><text:span text:style-name="T6">MMMMMM</text:span></text:p>
          </draw:text-box>
        </draw:frame>
        <draw:polygon draw:style-name="gr1" draw:text-style-name="P1" draw:layer="layout" svg:width="17.476cm" svg:height="0.669cm" svg:x="2.097cm" svg:y="7.221cm" svg:viewBox="0 0 17477 670" draw:points="0,0 17477,0 17477,670 0,670">
          <text:p/>
        </draw:polygon>
        <draw:polygon draw:style-name="gr2" draw:text-style-name="P2" draw:layer="layout" svg:width="17.476cm" svg:height="0.025cm" svg:x="2.097cm" svg:y="7.865cm" svg:viewBox="0 0 17477 26" draw:points="0,0 17477,0 17477,26 0,26">
          <text:p/>
        </draw:polygon>
        <draw:frame draw:style-name="gr22" draw:text-style-name="P9" draw:layer="layout" svg:width="0.641cm" svg:height="0.255cm" svg:x="16.946cm" svg:y="6.692cm">
          <draw:text-box>
            <text:p text:style-name="P4"><text:span text:style-name="T9">sonuç</text:span></text:p>
          </draw:text-box>
        </draw:frame>
        <draw:frame draw:style-name="gr23" draw:text-style-name="P6" draw:layer="layout" svg:width="12.342cm" svg:height="0.45cm" svg:x="2.098cm" svg:y="7.264cm">
          <draw:text-box>
            <text:p text:style-name="P4"><text:span text:style-name="T6">MMMMMMMMMMMMMMMMMMMMMMMMMMMMMMMMMMMMMMMMMMMMMMMMMMMMMMM</text:span></text:p>
          </draw:text-box>
        </draw:frame>
        <draw:polygon draw:style-name="gr1" draw:text-style-name="P1" draw:layer="layout" svg:width="3.297cm" svg:height="0.669cm" svg:x="3.882cm" svg:y="10.022cm" svg:viewBox="0 0 3298 670" draw:points="0,0 3298,0 3298,670 0,670">
          <text:p/>
        </draw:polygon>
        <draw:polygon draw:style-name="gr2" draw:text-style-name="P2" draw:layer="layout" svg:width="3.297cm" svg:height="0.025cm" svg:x="3.882cm" svg:y="10.666cm" svg:viewBox="0 0 3298 26" draw:points="0,0 3298,0 3298,26 0,26">
          <text:p/>
        </draw:polygon>
        <draw:frame draw:style-name="gr24" draw:text-style-name="P9" draw:layer="layout" svg:width="3.008cm" svg:height="0.255cm" svg:x="9.336cm" svg:y="8.006cm">
          <draw:text-box>
            <text:p text:style-name="P4"><text:span text:style-name="T9">Fonksiyon ne yapar?</text:span></text:p>
          </draw:text-box>
        </draw:frame>
        <draw:frame draw:style-name="gr18" draw:text-style-name="P6" draw:layer="layout" svg:width="2.919cm" svg:height="0.45cm" svg:x="4.081cm" svg:y="10.065cm">
          <draw:text-box>
            <text:p text:style-name="P4"><text:span text:style-name="T6">MMMMMMMMMMMMM</text:span></text:p>
          </draw:text-box>
        </draw:frame>
        <draw:polygon draw:style-name="gr1" draw:text-style-name="P1" draw:layer="layout" svg:width="3.297cm" svg:height="0.669cm" svg:x="7.327cm" svg:y="10.022cm" svg:viewBox="0 0 3298 670" draw:points="0,0 3298,0 3298,670 0,670">
          <text:p/>
        </draw:polygon>
        <draw:polygon draw:style-name="gr2" draw:text-style-name="P2" draw:layer="layout" svg:width="3.297cm" svg:height="0.025cm" svg:x="7.327cm" svg:y="10.666cm" svg:viewBox="0 0 3298 26" draw:points="0,0 3298,0 3298,26 0,26">
          <text:p/>
        </draw:polygon>
        <draw:frame draw:style-name="gr19" draw:text-style-name="P9" draw:layer="layout" svg:width="1.598cm" svg:height="0.255cm" svg:x="4.738cm" svg:y="10.807cm">
          <draw:text-box>
            <text:p text:style-name="P4"><text:span text:style-name="T9">fonksiyon adı</text:span></text:p>
          </draw:text-box>
        </draw:frame>
        <draw:frame draw:style-name="gr9" draw:text-style-name="P6" draw:layer="layout" svg:width="0.371cm" svg:height="0.45cm" svg:x="8.865cm" svg:y="10.065cm">
          <draw:text-box>
            <text:p text:style-name="P4"><text:span text:style-name="T6">M</text:span></text:p>
          </draw:text-box>
        </draw:frame>
        <draw:polygon draw:style-name="gr1" draw:text-style-name="P1" draw:layer="layout" svg:width="7.263cm" svg:height="0.669cm" svg:x="11.492cm" svg:y="10.022cm" svg:viewBox="0 0 7264 670" draw:points="0,0 7264,0 7264,670 0,670">
          <text:p/>
        </draw:polygon>
        <draw:polygon draw:style-name="gr2" draw:text-style-name="P2" draw:layer="layout" svg:width="7.263cm" svg:height="0.025cm" svg:x="11.492cm" svg:y="10.666cm" svg:viewBox="0 0 7264 26" draw:points="0,0 7264,0 7264,26 0,26">
          <text:p/>
        </draw:polygon>
        <draw:frame draw:style-name="gr25" draw:text-style-name="P9" draw:layer="layout" svg:width="0.849cm" svg:height="0.255cm" svg:x="8.58cm" svg:y="10.807cm">
          <draw:text-box>
            <text:p text:style-name="P4"><text:span text:style-name="T9">girdi(ler)</text:span></text:p>
          </draw:text-box>
        </draw:frame>
        <draw:frame draw:style-name="gr26" draw:text-style-name="P6" draw:layer="layout" svg:width="1.573cm" svg:height="0.45cm" svg:x="11.492cm" svg:y="10.065cm">
          <draw:text-box>
            <text:p text:style-name="P4"><text:span text:style-name="T6">MMMMMMM</text:span></text:p>
          </draw:text-box>
        </draw:frame>
        <draw:polygon draw:style-name="gr2" draw:text-style-name="P2" draw:layer="layout" svg:width="9.915cm" svg:height="0.025cm" svg:x="9.162cm" svg:y="10.666cm" svg:viewBox="0 0 9916 26" draw:points="0,0 9916,0 9916,26 0,26">
          <text:p/>
        </draw:polygon>
        <draw:frame draw:style-name="gr27" draw:text-style-name="P9" draw:layer="layout" svg:width="3.033cm" svg:height="0.255cm" svg:x="13.624cm" svg:y="10.807cm">
          <draw:text-box>
            <text:p text:style-name="P4"><text:span text:style-name="T9">Fonksiyonun ürettiği nedir?</text:span></text:p>
          </draw:text-box>
        </draw:frame>
        <draw:polygon draw:style-name="gr1" draw:text-style-name="P1" draw:layer="layout" svg:width="3.297cm" svg:height="0.67cm" svg:x="3.882cm" svg:y="11.335cm" svg:viewBox="0 0 3298 671" draw:points="0,0 3298,0 3298,671 0,671">
          <text:p/>
        </draw:polygon>
        <draw:polygon draw:style-name="gr2" draw:text-style-name="P2" draw:layer="layout" svg:width="3.297cm" svg:height="0.025cm" svg:x="3.882cm" svg:y="11.98cm" svg:viewBox="0 0 3298 26" draw:points="0,0 3298,0 3298,26 0,26">
          <text:p/>
        </draw:polygon>
        <draw:frame draw:style-name="gr9" draw:text-style-name="P6" draw:layer="layout" svg:width="0.371cm" svg:height="0.45cm" svg:x="18.854cm" svg:y="10.065cm">
          <draw:text-box>
            <text:p text:style-name="P4"><text:span text:style-name="T6">)</text:span></text:p>
          </draw:text-box>
        </draw:frame>
        <draw:frame draw:style-name="gr18" draw:text-style-name="P6" draw:layer="layout" svg:width="2.919cm" svg:height="0.45cm" svg:x="4.081cm" svg:y="11.379cm">
          <draw:text-box>
            <text:p text:style-name="P4"><text:span text:style-name="T6">MMMMMMMMMMMMM</text:span></text:p>
          </draw:text-box>
        </draw:frame>
        <draw:polygon draw:style-name="gr1" draw:text-style-name="P1" draw:layer="layout" svg:width="3.297cm" svg:height="0.67cm" svg:x="7.327cm" svg:y="11.335cm" svg:viewBox="0 0 3298 671" draw:points="0,0 3298,0 3298,671 0,671">
          <text:p/>
        </draw:polygon>
        <draw:polygon draw:style-name="gr2" draw:text-style-name="P2" draw:layer="layout" svg:width="3.297cm" svg:height="0.025cm" svg:x="7.327cm" svg:y="11.98cm" svg:viewBox="0 0 3298 26" draw:points="0,0 3298,0 3298,26 0,26">
          <text:p/>
        </draw:polygon>
        <draw:frame draw:style-name="gr19" draw:text-style-name="P9" draw:layer="layout" svg:width="1.598cm" svg:height="0.255cm" svg:x="4.738cm" svg:y="12.12cm">
          <draw:text-box>
            <text:p text:style-name="P4"><text:span text:style-name="T9">fonksiyon adı</text:span></text:p>
          </draw:text-box>
        </draw:frame>
        <draw:frame draw:style-name="gr28" draw:text-style-name="P6" draw:layer="layout" svg:width="0.451cm" svg:height="0.45cm" svg:x="8.753cm" svg:y="11.379cm">
          <draw:text-box>
            <text:p text:style-name="P4"><text:span text:style-name="T6">MM</text:span></text:p>
          </draw:text-box>
        </draw:frame>
        <draw:polygon draw:style-name="gr1" draw:text-style-name="P1" draw:layer="layout" svg:width="7.263cm" svg:height="0.67cm" svg:x="11.492cm" svg:y="11.335cm" svg:viewBox="0 0 7264 671" draw:points="0,0 7264,0 7264,671 0,671">
          <text:p/>
        </draw:polygon>
        <draw:polygon draw:style-name="gr2" draw:text-style-name="P2" draw:layer="layout" svg:width="7.263cm" svg:height="0.025cm" svg:x="11.492cm" svg:y="11.98cm" svg:viewBox="0 0 7264 26" draw:points="0,0 7264,0 7264,26 0,26">
          <text:p/>
        </draw:polygon>
        <draw:frame draw:style-name="gr25" draw:text-style-name="P9" draw:layer="layout" svg:width="0.849cm" svg:height="0.255cm" svg:x="8.58cm" svg:y="12.12cm">
          <draw:text-box>
            <text:p text:style-name="P4"><text:span text:style-name="T9">girdi(ler)</text:span></text:p>
          </draw:text-box>
        </draw:frame>
        <draw:frame draw:style-name="gr17" draw:text-style-name="P6" draw:layer="layout" svg:width="1.797cm" svg:height="0.45cm" svg:x="11.492cm" svg:y="11.379cm">
          <draw:text-box>
            <text:p text:style-name="P4"><text:span text:style-name="T6">MMMMMMMM</text:span></text:p>
          </draw:text-box>
        </draw:frame>
        <draw:polygon draw:style-name="gr2" draw:text-style-name="P2" draw:layer="layout" svg:width="9.915cm" svg:height="0.025cm" svg:x="9.162cm" svg:y="11.98cm" svg:viewBox="0 0 9916 26" draw:points="0,0 9916,0 9916,26 0,26">
          <text:p/>
        </draw:polygon>
        <draw:frame draw:style-name="gr27" draw:text-style-name="P9" draw:layer="layout" svg:width="3.033cm" svg:height="0.255cm" svg:x="13.624cm" svg:y="12.12cm">
          <draw:text-box>
            <text:p text:style-name="P4"><text:span text:style-name="T9">Fonksiyonun ürettiği nedir?</text:span></text:p>
          </draw:text-box>
        </draw:frame>
        <draw:polygon draw:style-name="gr1" draw:text-style-name="P1" draw:layer="layout" svg:width="3.297cm" svg:height="0.67cm" svg:x="3.659cm" svg:y="14.136cm" svg:viewBox="0 0 3298 671" draw:points="0,0 3298,0 3298,671 0,671">
          <text:p/>
        </draw:polygon>
        <draw:polygon draw:style-name="gr2" draw:text-style-name="P2" draw:layer="layout" svg:width="3.297cm" svg:height="0.025cm" svg:x="3.659cm" svg:y="14.781cm" svg:viewBox="0 0 3298 26" draw:points="0,0 3298,0 3298,26 0,26">
          <text:p/>
        </draw:polygon>
        <draw:frame draw:style-name="gr9" draw:text-style-name="P6" draw:layer="layout" svg:width="0.371cm" svg:height="0.45cm" svg:x="18.854cm" svg:y="11.379cm">
          <draw:text-box>
            <text:p text:style-name="P4"><text:span text:style-name="T6">)</text:span></text:p>
          </draw:text-box>
        </draw:frame>
        <draw:frame draw:style-name="gr18" draw:text-style-name="P6" draw:layer="layout" svg:width="2.919cm" svg:height="0.45cm" svg:x="3.858cm" svg:y="14.18cm">
          <draw:text-box>
            <text:p text:style-name="P4"><text:span text:style-name="T6">MMMMMMMMMMMMM</text:span></text:p>
          </draw:text-box>
        </draw:frame>
        <draw:polygon draw:style-name="gr1" draw:text-style-name="P1" draw:layer="layout" svg:width="3.297cm" svg:height="0.67cm" svg:x="7.104cm" svg:y="14.136cm" svg:viewBox="0 0 3298 671" draw:points="0,0 3298,0 3298,671 0,671">
          <text:p/>
        </draw:polygon>
        <draw:polygon draw:style-name="gr2" draw:text-style-name="P2" draw:layer="layout" svg:width="3.297cm" svg:height="0.025cm" svg:x="7.104cm" svg:y="14.781cm" svg:viewBox="0 0 3298 26" draw:points="0,0 3298,0 3298,26 0,26">
          <text:p/>
        </draw:polygon>
        <draw:frame draw:style-name="gr19" draw:text-style-name="P9" draw:layer="layout" svg:width="1.598cm" svg:height="0.255cm" svg:x="4.515cm" svg:y="14.921cm">
          <draw:text-box>
            <text:p text:style-name="P4"><text:span text:style-name="T9">fonksiyon adı</text:span></text:p>
          </draw:text-box>
        </draw:frame>
        <draw:frame draw:style-name="gr26" draw:text-style-name="P6" draw:layer="layout" svg:width="1.573cm" svg:height="0.45cm" svg:x="7.972cm" svg:y="14.18cm">
          <draw:text-box>
            <text:p text:style-name="P4"><text:span text:style-name="T6">MMMMMMM</text:span></text:p>
          </draw:text-box>
        </draw:frame>
        <draw:polygon draw:style-name="gr1" draw:text-style-name="P1" draw:layer="layout" svg:width="14.526cm" svg:height="0.67cm" svg:x="3.659cm" svg:y="15.45cm" svg:viewBox="0 0 14527 671" draw:points="0,0 14527,0 14527,671 0,671">
          <text:p/>
        </draw:polygon>
        <draw:polygon draw:style-name="gr2" draw:text-style-name="P2" draw:layer="layout" svg:width="14.526cm" svg:height="0.025cm" svg:x="3.659cm" svg:y="16.095cm" svg:viewBox="0 0 14527 26" draw:points="0,0 14527,0 14527,26 0,26">
          <text:p/>
        </draw:polygon>
        <draw:frame draw:style-name="gr29" draw:text-style-name="P9" draw:layer="layout" svg:width="1.132cm" svg:height="0.255cm" svg:x="8.27cm" svg:y="14.921cm">
          <draw:text-box>
            <text:p text:style-name="P4"><text:span text:style-name="T9">değişkenler</text:span></text:p>
          </draw:text-box>
        </draw:frame>
        <draw:frame draw:style-name="gr18" draw:text-style-name="P6" draw:layer="layout" svg:width="2.919cm" svg:height="0.45cm" svg:x="3.659cm" svg:y="15.494cm">
          <draw:text-box>
            <text:p text:style-name="P4"><text:span text:style-name="T6">MMMMMMMMMMMMM</text:span></text:p>
          </draw:text-box>
        </draw:frame>
        <draw:frame draw:style-name="gr30" draw:text-style-name="P9" draw:layer="layout" svg:width="4.832cm" svg:height="0.255cm" svg:x="8.58cm" svg:y="16.235cm">
          <draw:text-box>
            <text:p text:style-name="P4"><text:span text:style-name="T9">Fonksiyon verilen değişkenlerle ne yapar? </text:span></text:p>
          </draw:text-box>
        </draw:frame>
        <draw:frame draw:style-name="gr31" draw:text-style-name="P10" draw:layer="layout" svg:width="0.451cm" svg:height="0.471cm" svg:x="10.619cm" svg:y="26.446cm">
          <draw:text-box>
            <text:p text:style-name="P4"><text:span text:style-name="T10">12</text:span></text:p>
          </draw:text-box>
        </draw:frame>
      </draw:page>
      <draw:page draw:name="page2" draw:style-name="dp1" draw:master-page-name="master-page150">
        <draw:polygon draw:style-name="gr1" draw:text-style-name="P1" draw:layer="layout" svg:width="17.847cm" svg:height="26.028cm" svg:x="1.874cm" svg:y="0.949cm" svg:viewBox="0 0 17848 26029" draw:points="0,0 17848,0 17848,26029 0,26029">
          <text:p/>
        </draw:polygon>
        <draw:polygon draw:style-name="gr1" draw:text-style-name="P1" draw:layer="layout" svg:width="17.847cm" svg:height="15.046cm" svg:x="1.224cm" svg:y="1.154cm" svg:viewBox="0 0 17848 15047" draw:points="0,0 17848,0 17848,15047 0,15047">
          <text:p/>
        </draw:polygon>
        <draw:polygon draw:style-name="gr2" draw:text-style-name="P2" draw:layer="layout" svg:width="17.847cm" svg:height="1.116cm" svg:x="1.874cm" svg:y="1.395cm" svg:viewBox="0 0 17848 1117" draw:points="0,0 17848,0 17848,1117 0,1117">
          <text:p/>
        </draw:polygon>
        <draw:polygon draw:style-name="gr3" draw:text-style-name="P3" draw:layer="layout" svg:width="17.847cm" svg:height="0.892cm" svg:x="1.874cm" svg:y="3.949cm" svg:viewBox="0 0 17848 893" draw:points="0,0 17848,0 17848,893 0,893">
          <text:p/>
        </draw:polygon>
        <draw:polygon draw:style-name="gr3" draw:text-style-name="P3" draw:layer="layout" svg:width="17.847cm" svg:height="0.893cm" svg:x="1.874cm" svg:y="8.063cm" svg:viewBox="0 0 17848 894" draw:points="0,0 17848,0 17848,894 0,894">
          <text:p/>
        </draw:polygon>
        <draw:polygon draw:style-name="gr3" draw:text-style-name="P3" draw:layer="layout" svg:width="17.847cm" svg:height="0.893cm" svg:x="1.874cm" svg:y="12.178cm" svg:viewBox="0 0 17848 894" draw:points="0,0 17848,0 17848,894 0,894">
          <text:p/>
        </draw:polygon>
        <draw:frame draw:style-name="gr32" draw:text-style-name="P5" draw:layer="layout" svg:width="7.127cm" svg:height="0.581cm" svg:x="7.725cm" svg:y="1.68cm">
          <draw:text-box>
            <text:p text:style-name="P4"><text:span text:style-name="T1">Kelime Problemi: lawn-area</text:span></text:p>
          </draw:text-box>
        </draw:frame>
        <draw:frame draw:style-name="gr33" draw:text-style-name="P6" draw:layer="layout" svg:width="17.981cm" svg:height="0.437cm" svg:x="2.122cm" svg:y="2.786cm">
          <draw:text-box>
            <text:p text:style-name="P4"><text:span text:style-name="T2">Talimatlar: </text:span><text:span text:style-name="T3">Tasarım Reçetesi’ni kullanarak ‘lawn-area’ adında bir fonksiyon yaz. Fonsiyon çimin</text:span></text:p>
          </draw:text-box>
        </draw:frame>
        <draw:frame draw:style-name="gr34" draw:text-style-name="P6" draw:layer="layout" svg:width="16.52cm" svg:height="0.437cm" svg:x="2.122cm" svg:y="3.257cm">
          <draw:text-box>
            <text:p text:style-name="P4"><text:span text:style-name="T3">yüksekliğini ve genişliğini alsın, alanını versin. (Unutma: alan = uzunluk * genişlik!)</text:span></text:p>
          </draw:text-box>
        </draw:frame>
        <draw:frame draw:style-name="gr7" draw:text-style-name="P7" draw:layer="layout" svg:width="8.816cm" svg:height="0.551cm" svg:x="2.023cm" svg:y="4.132cm">
          <draw:text-box>
            <text:p text:style-name="P4"><text:span text:style-name="T4">Kontrat ve Amaç İfadeleri</text:span></text:p>
          </draw:text-box>
        </draw:frame>
        <draw:frame draw:style-name="gr8" draw:text-style-name="P8" draw:layer="layout" svg:width="4.9cm" svg:height="0.352cm" svg:x="1.875cm" svg:y="4.863cm">
          <draw:text-box>
            <text:p text:style-name="P4"><text:span text:style-name="T5">Her kontrat üç bölümden oluşur...</text:span></text:p>
          </draw:text-box>
        </draw:frame>
        <draw:frame draw:style-name="gr9" draw:text-style-name="P6" draw:layer="layout" svg:width="0.371cm" svg:height="0.45cm" svg:x="1.875cm" svg:y="5.479cm">
          <draw:text-box>
            <text:p text:style-name="P4"><text:span text:style-name="T6">;</text:span></text:p>
          </draw:text-box>
        </draw:frame>
        <draw:frame draw:style-name="gr10" draw:text-style-name="P6" draw:layer="layout" svg:width="0.371cm" svg:height="0.437cm" svg:x="5.742cm" svg:y="5.463cm">
          <draw:text-box>
            <text:p text:style-name="P4"><text:span text:style-name="T7">:</text:span></text:p>
          </draw:text-box>
        </draw:frame>
        <draw:frame draw:style-name="gr11" draw:text-style-name="P6" draw:layer="layout" svg:width="0.371cm" svg:height="0.374cm" svg:x="14.715cm" svg:y="5.551cm">
          <draw:text-box>
            <text:p text:style-name="P4"><text:span text:style-name="T8">®</text:span></text:p>
          </draw:text-box>
        </draw:frame>
        <draw:frame draw:style-name="gr9" draw:text-style-name="P6" draw:layer="layout" svg:width="0.371cm" svg:height="0.45cm" svg:x="1.875cm" svg:y="6.793cm">
          <draw:text-box>
            <text:p text:style-name="P4"><text:span text:style-name="T6">;</text:span></text:p>
          </draw:text-box>
        </draw:frame>
        <draw:frame draw:style-name="gr12" draw:text-style-name="P7" draw:layer="layout" svg:width="2.555cm" svg:height="0.551cm" svg:x="2.023cm" svg:y="8.247cm">
          <draw:text-box>
            <text:p text:style-name="P4"><text:span text:style-name="T4">Örnekler</text:span></text:p>
          </draw:text-box>
        </draw:frame>
        <draw:frame draw:style-name="gr13" draw:text-style-name="P8" draw:layer="layout" svg:width="9.32cm" svg:height="0.352cm" svg:x="1.875cm" svg:y="8.978cm">
          <draw:text-box>
            <text:p text:style-name="P4"><text:span text:style-name="T5">Birkaç örnek yaz, değişenleri yuvarlak içine alarak işaretle... </text:span></text:p>
          </draw:text-box>
        </draw:frame>
        <draw:frame draw:style-name="gr14" draw:text-style-name="P6" draw:layer="layout" svg:width="2.021cm" svg:height="0.45cm" svg:x="1.875cm" svg:y="9.594cm">
          <draw:text-box>
            <text:p text:style-name="P4"><text:span text:style-name="T6">(EXAMPLE(</text:span></text:p>
          </draw:text-box>
        </draw:frame>
        <draw:frame draw:style-name="gr9" draw:text-style-name="P6" draw:layer="layout" svg:width="0.371cm" svg:height="0.45cm" svg:x="10.773cm" svg:y="9.594cm">
          <draw:text-box>
            <text:p text:style-name="P4"><text:span text:style-name="T6">)</text:span></text:p>
          </draw:text-box>
        </draw:frame>
        <draw:frame draw:style-name="gr14" draw:text-style-name="P6" draw:layer="layout" svg:width="2.021cm" svg:height="0.45cm" svg:x="1.875cm" svg:y="10.908cm">
          <draw:text-box>
            <text:p text:style-name="P4"><text:span text:style-name="T6">(EXAMPLE(</text:span></text:p>
          </draw:text-box>
        </draw:frame>
        <draw:frame draw:style-name="gr9" draw:text-style-name="P6" draw:layer="layout" svg:width="0.371cm" svg:height="0.45cm" svg:x="10.773cm" svg:y="10.908cm">
          <draw:text-box>
            <text:p text:style-name="P4"><text:span text:style-name="T6">)</text:span></text:p>
          </draw:text-box>
        </draw:frame>
        <draw:frame draw:style-name="gr15" draw:text-style-name="P7" draw:layer="layout" svg:width="2.622cm" svg:height="0.551cm" svg:x="2.023cm" svg:y="12.361cm">
          <draw:text-box>
            <text:p text:style-name="P4"><text:span text:style-name="T4">Tanım</text:span></text:p>
          </draw:text-box>
        </draw:frame>
        <draw:frame draw:style-name="gr16" draw:text-style-name="P8" draw:layer="layout" svg:width="10.238cm" svg:height="0.352cm" svg:x="1.875cm" svg:y="13.093cm">
          <draw:text-box>
            <text:p text:style-name="P4"><text:span text:style-name="T5">Tanımı ve her değişken için verilen isimleri yaz...</text:span></text:p>
          </draw:text-box>
        </draw:frame>
        <draw:frame draw:style-name="gr17" draw:text-style-name="P6" draw:layer="layout" svg:width="1.797cm" svg:height="0.45cm" svg:x="1.875cm" svg:y="13.709cm">
          <draw:text-box>
            <text:p text:style-name="P4"><text:span text:style-name="T6">(define(</text:span></text:p>
          </draw:text-box>
        </draw:frame>
        <draw:frame draw:style-name="gr9" draw:text-style-name="P6" draw:layer="layout" svg:width="0.371cm" svg:height="0.45cm" svg:x="10.55cm" svg:y="13.709cm">
          <draw:text-box>
            <text:p text:style-name="P4"><text:span text:style-name="T6">)</text:span></text:p>
          </draw:text-box>
        </draw:frame>
        <draw:polygon draw:style-name="gr1" draw:text-style-name="P1" draw:layer="layout" svg:width="3.495cm" svg:height="0.669cm" svg:x="2.097cm" svg:y="5.436cm" svg:viewBox="0 0 3496 670" draw:points="0,0 3496,0 3496,670 0,670">
          <text:p/>
        </draw:polygon>
        <draw:polygon draw:style-name="gr2" draw:text-style-name="P2" draw:layer="layout" svg:width="3.495cm" svg:height="0.025cm" svg:x="2.097cm" svg:y="6.08cm" svg:viewBox="0 0 3496 26" draw:points="0,0 3496,0 3496,26 0,26">
          <text:p/>
        </draw:polygon>
        <draw:frame draw:style-name="gr9" draw:text-style-name="P6" draw:layer="layout" svg:width="0.371cm" svg:height="0.45cm" svg:x="18.334cm" svg:y="15.023cm">
          <draw:text-box>
            <text:p text:style-name="P4"><text:span text:style-name="T6">)</text:span></text:p>
          </draw:text-box>
        </draw:frame>
        <draw:frame draw:style-name="gr14" draw:text-style-name="P6" draw:layer="layout" svg:width="2.021cm" svg:height="0.45cm" svg:x="2.841cm" svg:y="5.479cm">
          <draw:text-box>
            <text:p text:style-name="P4"><text:span text:style-name="T6">MMMMMMMMM</text:span></text:p>
          </draw:text-box>
        </draw:frame>
        <draw:polygon draw:style-name="gr1" draw:text-style-name="P1" draw:layer="layout" svg:width="8.726cm" svg:height="0.669cm" svg:x="5.84cm" svg:y="5.436cm" svg:viewBox="0 0 8727 670" draw:points="0,0 8727,0 8727,670 0,670">
          <text:p/>
        </draw:polygon>
        <draw:polygon draw:style-name="gr2" draw:text-style-name="P2" draw:layer="layout" svg:width="8.726cm" svg:height="0.025cm" svg:x="5.84cm" svg:y="6.08cm" svg:viewBox="0 0 8727 26" draw:points="0,0 8727,0 8727,26 0,26">
          <text:p/>
        </draw:polygon>
        <draw:frame draw:style-name="gr19" draw:text-style-name="P9" draw:layer="layout" svg:width="1.598cm" svg:height="0.255cm" svg:x="3.052cm" svg:y="6.221cm">
          <draw:text-box>
            <text:p text:style-name="P4"><text:span text:style-name="T9">fonksiyon adı</text:span></text:p>
          </draw:text-box>
        </draw:frame>
        <draw:frame draw:style-name="gr18" draw:text-style-name="P6" draw:layer="layout" svg:width="2.919cm" svg:height="0.45cm" svg:x="8.753cm" svg:y="5.479cm">
          <draw:text-box>
            <text:p text:style-name="P4"><text:span text:style-name="T6">MMMMMMMMMMMMM</text:span></text:p>
          </draw:text-box>
        </draw:frame>
        <draw:polygon draw:style-name="gr1" draw:text-style-name="P1" draw:layer="layout" svg:width="4.363cm" svg:height="0.669cm" svg:x="15.086cm" svg:y="5.436cm" svg:viewBox="0 0 4364 670" draw:points="0,0 4364,0 4364,670 0,670">
          <text:p/>
        </draw:polygon>
        <draw:polygon draw:style-name="gr2" draw:text-style-name="P2" draw:layer="layout" svg:width="4.363cm" svg:height="0.025cm" svg:x="15.086cm" svg:y="6.08cm" svg:viewBox="0 0 4364 26" draw:points="0,0 4364,0 4364,26 0,26">
          <text:p/>
        </draw:polygon>
        <draw:frame draw:style-name="gr21" draw:text-style-name="P9" draw:layer="layout" svg:width="0.828cm" svg:height="0.255cm" svg:x="9.782cm" svg:y="6.221cm">
          <draw:text-box>
            <text:p text:style-name="P4"><text:span text:style-name="T9">hedef</text:span></text:p>
          </draw:text-box>
        </draw:frame>
        <draw:frame draw:style-name="gr20" draw:text-style-name="P6" draw:layer="layout" svg:width="1.348cm" svg:height="0.45cm" svg:x="16.599cm" svg:y="5.479cm">
          <draw:text-box>
            <text:p text:style-name="P4"><text:span text:style-name="T6">MMMMMM</text:span></text:p>
          </draw:text-box>
        </draw:frame>
        <draw:polygon draw:style-name="gr1" draw:text-style-name="P1" draw:layer="layout" svg:width="17.476cm" svg:height="0.669cm" svg:x="2.097cm" svg:y="6.75cm" svg:viewBox="0 0 17477 670" draw:points="0,0 17477,0 17477,670 0,670">
          <text:p/>
        </draw:polygon>
        <draw:polygon draw:style-name="gr2" draw:text-style-name="P2" draw:layer="layout" svg:width="17.476cm" svg:height="0.025cm" svg:x="2.097cm" svg:y="7.394cm" svg:viewBox="0 0 17477 26" draw:points="0,0 17477,0 17477,26 0,26">
          <text:p/>
        </draw:polygon>
        <draw:frame draw:style-name="gr22" draw:text-style-name="P9" draw:layer="layout" svg:width="0.641cm" svg:height="0.255cm" svg:x="16.946cm" svg:y="6.221cm">
          <draw:text-box>
            <text:p text:style-name="P4"><text:span text:style-name="T9">sonuç</text:span></text:p>
          </draw:text-box>
        </draw:frame>
        <draw:frame draw:style-name="gr35" draw:text-style-name="P6" draw:layer="layout" svg:width="10.996cm" svg:height="0.45cm" svg:x="2.098cm" svg:y="6.793cm">
          <draw:text-box>
            <text:p text:style-name="P4"><text:span text:style-name="T6">MMMMMMMMMMMMMMMMMMMMMMMMMMMMMMMMMMMMMMMMMMMMMMMMM</text:span></text:p>
          </draw:text-box>
        </draw:frame>
        <draw:polygon draw:style-name="gr1" draw:text-style-name="P1" draw:layer="layout" svg:width="3.297cm" svg:height="0.669cm" svg:x="3.882cm" svg:y="9.551cm" svg:viewBox="0 0 3298 670" draw:points="0,0 3298,0 3298,670 0,670">
          <text:p/>
        </draw:polygon>
        <draw:polygon draw:style-name="gr2" draw:text-style-name="P2" draw:layer="layout" svg:width="3.297cm" svg:height="0.025cm" svg:x="3.882cm" svg:y="10.195cm" svg:viewBox="0 0 3298 26" draw:points="0,0 3298,0 3298,26 0,26">
          <text:p/>
        </draw:polygon>
        <draw:frame draw:style-name="gr24" draw:text-style-name="P9" draw:layer="layout" svg:width="3.008cm" svg:height="0.255cm" svg:x="9.336cm" svg:y="7.535cm">
          <draw:text-box>
            <text:p text:style-name="P4"><text:span text:style-name="T9">Fonksiyon ne yapar?</text:span></text:p>
          </draw:text-box>
        </draw:frame>
        <draw:frame draw:style-name="gr14" draw:text-style-name="P6" draw:layer="layout" svg:width="2.021cm" svg:height="0.45cm" svg:x="4.527cm" svg:y="9.594cm">
          <draw:text-box>
            <text:p text:style-name="P4"><text:span text:style-name="T6">MMMMMMMMM</text:span></text:p>
          </draw:text-box>
        </draw:frame>
        <draw:polygon draw:style-name="gr1" draw:text-style-name="P1" draw:layer="layout" svg:width="3.297cm" svg:height="0.669cm" svg:x="7.327cm" svg:y="9.551cm" svg:viewBox="0 0 3298 670" draw:points="0,0 3298,0 3298,670 0,670">
          <text:p/>
        </draw:polygon>
        <draw:polygon draw:style-name="gr2" draw:text-style-name="P2" draw:layer="layout" svg:width="3.297cm" svg:height="0.025cm" svg:x="7.327cm" svg:y="10.195cm" svg:viewBox="0 0 3298 26" draw:points="0,0 3298,0 3298,26 0,26">
          <text:p/>
        </draw:polygon>
        <draw:frame draw:style-name="gr19" draw:text-style-name="P9" draw:layer="layout" svg:width="1.598cm" svg:height="0.255cm" svg:x="4.738cm" svg:y="10.336cm">
          <draw:text-box>
            <text:p text:style-name="P4"><text:span text:style-name="T9">fonksiyon adı</text:span></text:p>
          </draw:text-box>
        </draw:frame>
        <draw:frame draw:style-name="gr36" draw:text-style-name="P6" draw:layer="layout" svg:width="1.124cm" svg:height="0.45cm" svg:x="8.419cm" svg:y="9.594cm">
          <draw:text-box>
            <text:p text:style-name="P4"><text:span text:style-name="T6">MMMMM</text:span></text:p>
          </draw:text-box>
        </draw:frame>
        <draw:polygon draw:style-name="gr1" draw:text-style-name="P1" draw:layer="layout" svg:width="7.263cm" svg:height="0.669cm" svg:x="11.492cm" svg:y="9.551cm" svg:viewBox="0 0 7264 670" draw:points="0,0 7264,0 7264,670 0,670">
          <text:p/>
        </draw:polygon>
        <draw:polygon draw:style-name="gr2" draw:text-style-name="P2" draw:layer="layout" svg:width="7.263cm" svg:height="0.025cm" svg:x="11.492cm" svg:y="10.195cm" svg:viewBox="0 0 7264 26" draw:points="0,0 7264,0 7264,26 0,26">
          <text:p/>
        </draw:polygon>
        <draw:frame draw:style-name="gr25" draw:text-style-name="P9" draw:layer="layout" svg:width="0.849cm" svg:height="0.255cm" svg:x="8.58cm" svg:y="10.336cm">
          <draw:text-box>
            <text:p text:style-name="P4"><text:span text:style-name="T9">girdi(ler)</text:span></text:p>
          </draw:text-box>
        </draw:frame>
        <draw:frame draw:style-name="gr14" draw:text-style-name="P6" draw:layer="layout" svg:width="2.021cm" svg:height="0.45cm" svg:x="11.492cm" svg:y="9.594cm">
          <draw:text-box>
            <text:p text:style-name="P4"><text:span text:style-name="T6">MMMMMMMMM</text:span></text:p>
          </draw:text-box>
        </draw:frame>
        <draw:polygon draw:style-name="gr2" draw:text-style-name="P2" draw:layer="layout" svg:width="9.915cm" svg:height="0.025cm" svg:x="9.162cm" svg:y="10.195cm" svg:viewBox="0 0 9916 26" draw:points="0,0 9916,0 9916,26 0,26">
          <text:p/>
        </draw:polygon>
        <draw:frame draw:style-name="gr27" draw:text-style-name="P9" draw:layer="layout" svg:width="3.033cm" svg:height="0.255cm" svg:x="13.624cm" svg:y="10.336cm">
          <draw:text-box>
            <text:p text:style-name="P4"><text:span text:style-name="T9">Fonksiyonun ürettiği nedir?</text:span></text:p>
          </draw:text-box>
        </draw:frame>
        <draw:polygon draw:style-name="gr1" draw:text-style-name="P1" draw:layer="layout" svg:width="3.297cm" svg:height="0.67cm" svg:x="3.882cm" svg:y="10.864cm" svg:viewBox="0 0 3298 671" draw:points="0,0 3298,0 3298,671 0,671">
          <text:p/>
        </draw:polygon>
        <draw:polygon draw:style-name="gr2" draw:text-style-name="P2" draw:layer="layout" svg:width="3.297cm" svg:height="0.025cm" svg:x="3.882cm" svg:y="11.509cm" svg:viewBox="0 0 3298 26" draw:points="0,0 3298,0 3298,26 0,26">
          <text:p/>
        </draw:polygon>
        <draw:frame draw:style-name="gr9" draw:text-style-name="P6" draw:layer="layout" svg:width="0.371cm" svg:height="0.45cm" svg:x="18.854cm" svg:y="9.594cm">
          <draw:text-box>
            <text:p text:style-name="P4"><text:span text:style-name="T6">)</text:span></text:p>
          </draw:text-box>
        </draw:frame>
        <draw:frame draw:style-name="gr14" draw:text-style-name="P6" draw:layer="layout" svg:width="2.021cm" svg:height="0.45cm" svg:x="4.527cm" svg:y="10.908cm">
          <draw:text-box>
            <text:p text:style-name="P4"><text:span text:style-name="T6">MMMMMMMMM</text:span></text:p>
          </draw:text-box>
        </draw:frame>
        <draw:polygon draw:style-name="gr1" draw:text-style-name="P1" draw:layer="layout" svg:width="3.297cm" svg:height="0.67cm" svg:x="7.327cm" svg:y="10.864cm" svg:viewBox="0 0 3298 671" draw:points="0,0 3298,0 3298,671 0,671">
          <text:p/>
        </draw:polygon>
        <draw:polygon draw:style-name="gr2" draw:text-style-name="P2" draw:layer="layout" svg:width="3.297cm" svg:height="0.025cm" svg:x="7.327cm" svg:y="11.509cm" svg:viewBox="0 0 3298 26" draw:points="0,0 3298,0 3298,26 0,26">
          <text:p/>
        </draw:polygon>
        <draw:frame draw:style-name="gr19" draw:text-style-name="P9" draw:layer="layout" svg:width="1.598cm" svg:height="0.255cm" svg:x="4.738cm" svg:y="11.649cm">
          <draw:text-box>
            <text:p text:style-name="P4"><text:span text:style-name="T9">fonksiyon adı</text:span></text:p>
          </draw:text-box>
        </draw:frame>
        <draw:frame draw:style-name="gr37" draw:text-style-name="P6" draw:layer="layout" svg:width="0.899cm" svg:height="0.45cm" svg:x="8.53cm" svg:y="10.908cm">
          <draw:text-box>
            <text:p text:style-name="P4"><text:span text:style-name="T6">MMMM</text:span></text:p>
          </draw:text-box>
        </draw:frame>
        <draw:polygon draw:style-name="gr1" draw:text-style-name="P1" draw:layer="layout" svg:width="7.263cm" svg:height="0.67cm" svg:x="11.492cm" svg:y="10.864cm" svg:viewBox="0 0 7264 671" draw:points="0,0 7264,0 7264,671 0,671">
          <text:p/>
        </draw:polygon>
        <draw:polygon draw:style-name="gr2" draw:text-style-name="P2" draw:layer="layout" svg:width="7.263cm" svg:height="0.025cm" svg:x="11.492cm" svg:y="11.509cm" svg:viewBox="0 0 7264 26" draw:points="0,0 7264,0 7264,26 0,26">
          <text:p/>
        </draw:polygon>
        <draw:frame draw:style-name="gr25" draw:text-style-name="P9" draw:layer="layout" svg:width="0.849cm" svg:height="0.255cm" svg:x="8.58cm" svg:y="11.649cm">
          <draw:text-box>
            <text:p text:style-name="P4"><text:span text:style-name="T9">girdi(ler)</text:span></text:p>
          </draw:text-box>
        </draw:frame>
        <draw:frame draw:style-name="gr17" draw:text-style-name="P6" draw:layer="layout" svg:width="1.797cm" svg:height="0.45cm" svg:x="11.492cm" svg:y="10.908cm">
          <draw:text-box>
            <text:p text:style-name="P4"><text:span text:style-name="T6">MMMMMMMM</text:span></text:p>
          </draw:text-box>
        </draw:frame>
        <draw:polygon draw:style-name="gr2" draw:text-style-name="P2" draw:layer="layout" svg:width="9.915cm" svg:height="0.025cm" svg:x="9.162cm" svg:y="11.509cm" svg:viewBox="0 0 9916 26" draw:points="0,0 9916,0 9916,26 0,26">
          <text:p/>
        </draw:polygon>
        <draw:frame draw:style-name="gr27" draw:text-style-name="P9" draw:layer="layout" svg:width="3.033cm" svg:height="0.255cm" svg:x="13.624cm" svg:y="11.649cm">
          <draw:text-box>
            <text:p text:style-name="P4"><text:span text:style-name="T9">Fonksiyonun ürettiği nedir?</text:span></text:p>
          </draw:text-box>
        </draw:frame>
        <draw:polygon draw:style-name="gr1" draw:text-style-name="P1" draw:layer="layout" svg:width="3.297cm" svg:height="0.669cm" svg:x="3.659cm" svg:y="13.666cm" svg:viewBox="0 0 3298 670" draw:points="0,0 3298,0 3298,670 0,670">
          <text:p/>
        </draw:polygon>
        <draw:polygon draw:style-name="gr2" draw:text-style-name="P2" draw:layer="layout" svg:width="3.297cm" svg:height="0.025cm" svg:x="3.659cm" svg:y="14.31cm" svg:viewBox="0 0 3298 26" draw:points="0,0 3298,0 3298,26 0,26">
          <text:p/>
        </draw:polygon>
        <draw:frame draw:style-name="gr9" draw:text-style-name="P6" draw:layer="layout" svg:width="0.371cm" svg:height="0.45cm" svg:x="18.854cm" svg:y="10.908cm">
          <draw:text-box>
            <text:p text:style-name="P4"><text:span text:style-name="T6">)</text:span></text:p>
          </draw:text-box>
        </draw:frame>
        <draw:frame draw:style-name="gr14" draw:text-style-name="P6" draw:layer="layout" svg:width="2.021cm" svg:height="0.45cm" svg:x="4.304cm" svg:y="13.709cm">
          <draw:text-box>
            <text:p text:style-name="P4"><text:span text:style-name="T6">MMMMMMMMM</text:span></text:p>
          </draw:text-box>
        </draw:frame>
        <draw:polygon draw:style-name="gr1" draw:text-style-name="P1" draw:layer="layout" svg:width="3.297cm" svg:height="0.669cm" svg:x="7.104cm" svg:y="13.666cm" svg:viewBox="0 0 3298 670" draw:points="0,0 3298,0 3298,670 0,670">
          <text:p/>
        </draw:polygon>
        <draw:polygon draw:style-name="gr2" draw:text-style-name="P2" draw:layer="layout" svg:width="3.297cm" svg:height="0.025cm" svg:x="7.104cm" svg:y="14.31cm" svg:viewBox="0 0 3298 26" draw:points="0,0 3298,0 3298,26 0,26">
          <text:p/>
        </draw:polygon>
        <draw:frame draw:style-name="gr19" draw:text-style-name="P9" draw:layer="layout" svg:width="1.598cm" svg:height="0.255cm" svg:x="4.515cm" svg:y="14.451cm">
          <draw:text-box>
            <text:p text:style-name="P4"><text:span text:style-name="T9">fonksiyon adı</text:span></text:p>
          </draw:text-box>
        </draw:frame>
        <draw:frame draw:style-name="gr38" draw:text-style-name="P6" draw:layer="layout" svg:width="2.694cm" svg:height="0.45cm" svg:x="7.415cm" svg:y="13.709cm">
          <draw:text-box>
            <text:p text:style-name="P4"><text:span text:style-name="T6">MMMMMMMMMMMM</text:span></text:p>
          </draw:text-box>
        </draw:frame>
        <draw:polygon draw:style-name="gr1" draw:text-style-name="P1" draw:layer="layout" svg:width="14.526cm" svg:height="0.67cm" svg:x="3.659cm" svg:y="14.979cm" svg:viewBox="0 0 14527 671" draw:points="0,0 14527,0 14527,671 0,671">
          <text:p/>
        </draw:polygon>
        <draw:polygon draw:style-name="gr2" draw:text-style-name="P2" draw:layer="layout" svg:width="14.526cm" svg:height="0.025cm" svg:x="3.659cm" svg:y="15.624cm" svg:viewBox="0 0 14527 26" draw:points="0,0 14527,0 14527,26 0,26">
          <text:p/>
        </draw:polygon>
        <draw:frame draw:style-name="gr29" draw:text-style-name="P9" draw:layer="layout" svg:width="1.132cm" svg:height="0.255cm" svg:x="8.27cm" svg:y="14.451cm">
          <draw:text-box>
            <text:p text:style-name="P4"><text:span text:style-name="T9">değişkenler</text:span></text:p>
          </draw:text-box>
        </draw:frame>
        <draw:frame draw:style-name="gr39" draw:text-style-name="P6" draw:layer="layout" svg:width="3.592cm" svg:height="0.45cm" svg:x="3.659cm" svg:y="15.023cm">
          <draw:text-box>
            <text:p text:style-name="P4"><text:span text:style-name="T6">MMMMMMMMMMMMMMMM</text:span></text:p>
          </draw:text-box>
        </draw:frame>
        <draw:frame draw:style-name="gr30" draw:text-style-name="P9" draw:layer="layout" svg:width="4.832cm" svg:height="0.255cm" svg:x="8.58cm" svg:y="15.764cm">
          <draw:text-box>
            <text:p text:style-name="P4"><text:span text:style-name="T9">Fonksiyon verilen değişkenlerle ne yapar?</text:span></text:p>
          </draw:text-box>
        </draw:frame>
        <draw:frame draw:style-name="gr31" draw:text-style-name="P10" draw:layer="layout" svg:width="0.451cm" svg:height="0.471cm" svg:x="10.619cm" svg:y="26.446cm">
          <draw:text-box>
            <text:p text:style-name="P4"><text:span text:style-name="T10">13</text:span></text:p>
          </draw:text-box>
        </draw:frame>
      </draw:page>
      <draw:page draw:name="page3" draw:style-name="dp1" draw:master-page-name="master-page150">
        <draw:polygon draw:style-name="gr1" draw:text-style-name="P1" draw:layer="layout" svg:width="17.847cm" svg:height="26.028cm" svg:x="1.874cm" svg:y="0.949cm" svg:viewBox="0 0 17848 26029" draw:points="0,0 17848,0 17848,26029 0,26029">
          <text:p/>
        </draw:polygon>
        <draw:polygon draw:style-name="gr1" draw:text-style-name="P1" draw:layer="layout" svg:width="17.847cm" svg:height="15.517cm" svg:x="1.874cm" svg:y="1.247cm" svg:viewBox="0 0 17848 15518" draw:points="0,0 17848,0 17848,15518 0,15518">
          <text:p/>
        </draw:polygon>
        <draw:polygon draw:style-name="gr2" draw:text-style-name="P2" draw:layer="layout" svg:width="17.847cm" svg:height="1.116cm" svg:x="1.874cm" svg:y="1.395cm" svg:viewBox="0 0 17848 1117" draw:points="0,0 17848,0 17848,1117 0,1117">
          <text:p/>
        </draw:polygon>
        <draw:polygon draw:style-name="gr3" draw:text-style-name="P3" draw:layer="layout" svg:width="17.847cm" svg:height="0.892cm" svg:x="1.874cm" svg:y="4.42cm" svg:viewBox="0 0 17848 893" draw:points="0,0 17848,0 17848,893 0,893">
          <text:p/>
        </draw:polygon>
        <draw:polygon draw:style-name="gr3" draw:text-style-name="P3" draw:layer="layout" svg:width="17.847cm" svg:height="0.893cm" svg:x="1.874cm" svg:y="8.534cm" svg:viewBox="0 0 17848 894" draw:points="0,0 17848,0 17848,894 0,894">
          <text:p/>
        </draw:polygon>
        <draw:polygon draw:style-name="gr3" draw:text-style-name="P3" draw:layer="layout" svg:width="17.847cm" svg:height="0.893cm" svg:x="1.874cm" svg:y="12.649cm" svg:viewBox="0 0 17848 894" draw:points="0,0 17848,0 17848,894 0,894">
          <text:p/>
        </draw:polygon>
        <draw:frame draw:style-name="gr40" draw:text-style-name="P5" draw:layer="layout" svg:width="7.419cm" svg:height="0.581cm" svg:x="7.638cm" svg:y="1.68cm">
          <draw:text-box>
            <text:p text:style-name="P4"><text:span text:style-name="T1">Kelime Problemi: red-square</text:span></text:p>
          </draw:text-box>
        </draw:frame>
        <draw:frame draw:style-name="gr41" draw:text-style-name="P6" draw:layer="layout" svg:width="18.264cm" svg:height="0.437cm" svg:x="2.122cm" svg:y="2.786cm">
          <draw:text-box>
            <text:p text:style-name="P4"><text:span text:style-name="T2">Talimatlar: </text:span><text:span text:style-name="T3">Tasarım Reçetesi’ni kullanarak ‘red-square’ adında bir fonksiyon yaz.</text:span></text:p>
          </draw:text-box>
        </draw:frame>
        <draw:frame draw:style-name="gr42" draw:text-style-name="P6" draw:layer="layout" svg:width="17.227cm" svg:height="0.437cm" svg:x="2.122cm" svg:y="3.257cm">
          <draw:text-box>
            <text:p text:style-name="P4"><text:span text:style-name="T3">Bu fonksiyon girdi olarak bir sayı (karenin kenar uzunluğu) alsın ve çıktı olarak uzunluğu ve genişliği </text:span></text:p>
          </draw:text-box>
        </draw:frame>
        <draw:frame draw:style-name="gr43" draw:text-style-name="P6" draw:layer="layout" svg:width="6.377cm" svg:height="0.437cm" svg:x="2.122cm" svg:y="3.728cm">
          <draw:text-box>
            <text:p text:style-name="P4"><text:span text:style-name="T3">birbirine eşit olan bir dikdörtgen versin.</text:span></text:p>
          </draw:text-box>
        </draw:frame>
        <draw:frame draw:style-name="gr7" draw:text-style-name="P7" draw:layer="layout" svg:width="8.816cm" svg:height="0.551cm" svg:x="2.023cm" svg:y="4.603cm">
          <draw:text-box>
            <text:p text:style-name="P4"><text:span text:style-name="T4">Kontrat ve Amaç İfadeleri</text:span></text:p>
          </draw:text-box>
        </draw:frame>
        <draw:frame draw:style-name="gr8" draw:text-style-name="P8" draw:layer="layout" svg:width="4.9cm" svg:height="0.352cm" svg:x="1.875cm" svg:y="5.334cm">
          <draw:text-box>
            <text:p text:style-name="P4"><text:span text:style-name="T5">Her kontrat üç bölümden oluşur...</text:span></text:p>
          </draw:text-box>
        </draw:frame>
        <draw:frame draw:style-name="gr9" draw:text-style-name="P6" draw:layer="layout" svg:width="0.371cm" svg:height="0.45cm" svg:x="1.875cm" svg:y="5.95cm">
          <draw:text-box>
            <text:p text:style-name="P4"><text:span text:style-name="T6">;</text:span></text:p>
          </draw:text-box>
        </draw:frame>
        <draw:frame draw:style-name="gr10" draw:text-style-name="P6" draw:layer="layout" svg:width="0.371cm" svg:height="0.437cm" svg:x="5.742cm" svg:y="5.934cm">
          <draw:text-box>
            <text:p text:style-name="P4"><text:span text:style-name="T7">:</text:span></text:p>
          </draw:text-box>
        </draw:frame>
        <draw:frame draw:style-name="gr11" draw:text-style-name="P6" draw:layer="layout" svg:width="0.371cm" svg:height="0.374cm" svg:x="14.715cm" svg:y="6.022cm">
          <draw:text-box>
            <text:p text:style-name="P4"><text:span text:style-name="T8">®</text:span></text:p>
          </draw:text-box>
        </draw:frame>
        <draw:frame draw:style-name="gr9" draw:text-style-name="P6" draw:layer="layout" svg:width="0.371cm" svg:height="0.45cm" svg:x="1.875cm" svg:y="7.264cm">
          <draw:text-box>
            <text:p text:style-name="P4"><text:span text:style-name="T6">;</text:span></text:p>
          </draw:text-box>
        </draw:frame>
        <draw:frame draw:style-name="gr12" draw:text-style-name="P7" draw:layer="layout" svg:width="2.555cm" svg:height="0.551cm" svg:x="2.023cm" svg:y="8.718cm">
          <draw:text-box>
            <text:p text:style-name="P4"><text:span text:style-name="T4">Örnekler</text:span></text:p>
          </draw:text-box>
        </draw:frame>
        <draw:frame draw:style-name="gr13" draw:text-style-name="P8" draw:layer="layout" svg:width="9.32cm" svg:height="0.352cm" svg:x="1.875cm" svg:y="9.449cm">
          <draw:text-box>
            <text:p text:style-name="P4"><text:span text:style-name="T5">Birkaç örnek yaz, değişenleri yuvarlak içine alarak işaretle... </text:span></text:p>
          </draw:text-box>
        </draw:frame>
        <draw:frame draw:style-name="gr14" draw:text-style-name="P6" draw:layer="layout" svg:width="2.021cm" svg:height="0.45cm" svg:x="1.875cm" svg:y="10.065cm">
          <draw:text-box>
            <text:p text:style-name="P4"><text:span text:style-name="T6">(EXAMPLE(</text:span></text:p>
          </draw:text-box>
        </draw:frame>
        <draw:frame draw:style-name="gr9" draw:text-style-name="P6" draw:layer="layout" svg:width="0.371cm" svg:height="0.45cm" svg:x="10.773cm" svg:y="10.065cm">
          <draw:text-box>
            <text:p text:style-name="P4"><text:span text:style-name="T6">)</text:span></text:p>
          </draw:text-box>
        </draw:frame>
        <draw:frame draw:style-name="gr14" draw:text-style-name="P6" draw:layer="layout" svg:width="2.021cm" svg:height="0.45cm" svg:x="1.875cm" svg:y="11.379cm">
          <draw:text-box>
            <text:p text:style-name="P4"><text:span text:style-name="T6">(EXAMPLE(</text:span></text:p>
          </draw:text-box>
        </draw:frame>
        <draw:frame draw:style-name="gr9" draw:text-style-name="P6" draw:layer="layout" svg:width="0.371cm" svg:height="0.45cm" svg:x="10.773cm" svg:y="11.379cm">
          <draw:text-box>
            <text:p text:style-name="P4"><text:span text:style-name="T6">)</text:span></text:p>
          </draw:text-box>
        </draw:frame>
        <draw:frame draw:style-name="gr15" draw:text-style-name="P7" draw:layer="layout" svg:width="2.622cm" svg:height="0.551cm" svg:x="2.023cm" svg:y="12.832cm">
          <draw:text-box>
            <text:p text:style-name="P4"><text:span text:style-name="T4">Tanım</text:span></text:p>
          </draw:text-box>
        </draw:frame>
        <draw:frame draw:style-name="gr16" draw:text-style-name="P8" draw:layer="layout" svg:width="10.238cm" svg:height="0.352cm" svg:x="1.875cm" svg:y="13.563cm">
          <draw:text-box>
            <text:p text:style-name="P4"><text:span text:style-name="T5">Tanımı ve her değişken için verilen isimleri yaz...</text:span></text:p>
          </draw:text-box>
        </draw:frame>
        <draw:frame draw:style-name="gr17" draw:text-style-name="P6" draw:layer="layout" svg:width="1.797cm" svg:height="0.45cm" svg:x="1.875cm" svg:y="14.18cm">
          <draw:text-box>
            <text:p text:style-name="P4"><text:span text:style-name="T6">(define(</text:span></text:p>
          </draw:text-box>
        </draw:frame>
        <draw:frame draw:style-name="gr9" draw:text-style-name="P6" draw:layer="layout" svg:width="0.371cm" svg:height="0.45cm" svg:x="10.55cm" svg:y="14.18cm">
          <draw:text-box>
            <text:p text:style-name="P4"><text:span text:style-name="T6">)</text:span></text:p>
          </draw:text-box>
        </draw:frame>
        <draw:polygon draw:style-name="gr1" draw:text-style-name="P1" draw:layer="layout" svg:width="3.495cm" svg:height="0.669cm" svg:x="2.097cm" svg:y="5.907cm" svg:viewBox="0 0 3496 670" draw:points="0,0 3496,0 3496,670 0,670">
          <text:p/>
        </draw:polygon>
        <draw:polygon draw:style-name="gr2" draw:text-style-name="P2" draw:layer="layout" svg:width="3.495cm" svg:height="0.025cm" svg:x="2.097cm" svg:y="6.551cm" svg:viewBox="0 0 3496 26" draw:points="0,0 3496,0 3496,26 0,26">
          <text:p/>
        </draw:polygon>
        <draw:frame draw:style-name="gr9" draw:text-style-name="P6" draw:layer="layout" svg:width="0.371cm" svg:height="0.45cm" svg:x="18.334cm" svg:y="15.494cm">
          <draw:text-box>
            <text:p text:style-name="P4"><text:span text:style-name="T6">)</text:span></text:p>
          </draw:text-box>
        </draw:frame>
        <draw:frame draw:style-name="gr44" draw:text-style-name="P6" draw:layer="layout" svg:width="2.246cm" svg:height="0.45cm" svg:x="2.73cm" svg:y="5.95cm">
          <draw:text-box>
            <text:p text:style-name="P4"><text:span text:style-name="T6">MMMMMMMMMM</text:span></text:p>
          </draw:text-box>
        </draw:frame>
        <draw:polygon draw:style-name="gr1" draw:text-style-name="P1" draw:layer="layout" svg:width="8.726cm" svg:height="0.669cm" svg:x="5.84cm" svg:y="5.907cm" svg:viewBox="0 0 8727 670" draw:points="0,0 8727,0 8727,670 0,670">
          <text:p/>
        </draw:polygon>
        <draw:polygon draw:style-name="gr2" draw:text-style-name="P2" draw:layer="layout" svg:width="8.726cm" svg:height="0.025cm" svg:x="5.84cm" svg:y="6.551cm" svg:viewBox="0 0 8727 26" draw:points="0,0 8727,0 8727,26 0,26">
          <text:p/>
        </draw:polygon>
        <draw:frame draw:style-name="gr19" draw:text-style-name="P9" draw:layer="layout" svg:width="1.598cm" svg:height="0.255cm" svg:x="3.052cm" svg:y="6.692cm">
          <draw:text-box>
            <text:p text:style-name="P4"><text:span text:style-name="T9">fonksiyon adı</text:span></text:p>
          </draw:text-box>
        </draw:frame>
        <draw:frame draw:style-name="gr20" draw:text-style-name="P6" draw:layer="layout" svg:width="1.348cm" svg:height="0.45cm" svg:x="9.534cm" svg:y="5.95cm">
          <draw:text-box>
            <text:p text:style-name="P4"><text:span text:style-name="T6">MMMMMM</text:span></text:p>
          </draw:text-box>
        </draw:frame>
        <draw:polygon draw:style-name="gr1" draw:text-style-name="P1" draw:layer="layout" svg:width="4.363cm" svg:height="0.669cm" svg:x="15.086cm" svg:y="5.907cm" svg:viewBox="0 0 4364 670" draw:points="0,0 4364,0 4364,670 0,670">
          <text:p/>
        </draw:polygon>
        <draw:polygon draw:style-name="gr2" draw:text-style-name="P2" draw:layer="layout" svg:width="4.363cm" svg:height="0.025cm" svg:x="15.086cm" svg:y="6.551cm" svg:viewBox="0 0 4364 26" draw:points="0,0 4364,0 4364,26 0,26">
          <text:p/>
        </draw:polygon>
        <draw:frame draw:style-name="gr21" draw:text-style-name="P9" draw:layer="layout" svg:width="0.828cm" svg:height="0.255cm" svg:x="9.782cm" svg:y="6.692cm">
          <draw:text-box>
            <text:p text:style-name="P4"><text:span text:style-name="T9">hedef</text:span></text:p>
          </draw:text-box>
        </draw:frame>
        <draw:frame draw:style-name="gr36" draw:text-style-name="P6" draw:layer="layout" svg:width="1.124cm" svg:height="0.45cm" svg:x="16.71cm" svg:y="5.95cm">
          <draw:text-box>
            <text:p text:style-name="P4"><text:span text:style-name="T6">MMMMM</text:span></text:p>
          </draw:text-box>
        </draw:frame>
        <draw:polygon draw:style-name="gr1" draw:text-style-name="P1" draw:layer="layout" svg:width="17.476cm" svg:height="0.669cm" svg:x="2.097cm" svg:y="7.221cm" svg:viewBox="0 0 17477 670" draw:points="0,0 17477,0 17477,670 0,670">
          <text:p/>
        </draw:polygon>
        <draw:polygon draw:style-name="gr2" draw:text-style-name="P2" draw:layer="layout" svg:width="17.476cm" svg:height="0.025cm" svg:x="2.097cm" svg:y="7.865cm" svg:viewBox="0 0 17477 26" draw:points="0,0 17477,0 17477,26 0,26">
          <text:p/>
        </draw:polygon>
        <draw:frame draw:style-name="gr22" draw:text-style-name="P9" draw:layer="layout" svg:width="0.641cm" svg:height="0.255cm" svg:x="16.946cm" svg:y="6.692cm">
          <draw:text-box>
            <text:p text:style-name="P4"><text:span text:style-name="T9">sonuç</text:span></text:p>
          </draw:text-box>
        </draw:frame>
        <draw:frame draw:style-name="gr45" draw:text-style-name="P6" draw:layer="layout" svg:width="12.567cm" svg:height="0.45cm" svg:x="2.098cm" svg:y="7.264cm">
          <draw:text-box>
            <text:p text:style-name="P4"><text:span text:style-name="T6">MMMMMMMMMMMMMMMMMMMMMMMMMMMMMMMMMMMMMMMMMMMMMMMMMMMMMMMM</text:span></text:p>
          </draw:text-box>
        </draw:frame>
        <draw:polygon draw:style-name="gr1" draw:text-style-name="P1" draw:layer="layout" svg:width="3.297cm" svg:height="0.669cm" svg:x="3.882cm" svg:y="10.022cm" svg:viewBox="0 0 3298 670" draw:points="0,0 3298,0 3298,670 0,670">
          <text:p/>
        </draw:polygon>
        <draw:polygon draw:style-name="gr2" draw:text-style-name="P2" draw:layer="layout" svg:width="3.297cm" svg:height="0.025cm" svg:x="3.882cm" svg:y="10.666cm" svg:viewBox="0 0 3298 26" draw:points="0,0 3298,0 3298,26 0,26">
          <text:p/>
        </draw:polygon>
        <draw:frame draw:style-name="gr24" draw:text-style-name="P9" draw:layer="layout" svg:width="3.008cm" svg:height="0.255cm" svg:x="9.336cm" svg:y="8.006cm">
          <draw:text-box>
            <text:p text:style-name="P4"><text:span text:style-name="T9">Fonksiyon ne yapar?</text:span></text:p>
          </draw:text-box>
        </draw:frame>
        <draw:frame draw:style-name="gr44" draw:text-style-name="P6" draw:layer="layout" svg:width="2.246cm" svg:height="0.45cm" svg:x="4.415cm" svg:y="10.065cm">
          <draw:text-box>
            <text:p text:style-name="P4"><text:span text:style-name="T6">MMMMMMMMMM</text:span></text:p>
          </draw:text-box>
        </draw:frame>
        <draw:polygon draw:style-name="gr1" draw:text-style-name="P1" draw:layer="layout" svg:width="3.297cm" svg:height="0.669cm" svg:x="7.327cm" svg:y="10.022cm" svg:viewBox="0 0 3298 670" draw:points="0,0 3298,0 3298,670 0,670">
          <text:p/>
        </draw:polygon>
        <draw:polygon draw:style-name="gr2" draw:text-style-name="P2" draw:layer="layout" svg:width="3.297cm" svg:height="0.025cm" svg:x="7.327cm" svg:y="10.666cm" svg:viewBox="0 0 3298 26" draw:points="0,0 3298,0 3298,26 0,26">
          <text:p/>
        </draw:polygon>
        <draw:frame draw:style-name="gr19" draw:text-style-name="P9" draw:layer="layout" svg:width="1.598cm" svg:height="0.255cm" svg:x="4.738cm" svg:y="10.807cm">
          <draw:text-box>
            <text:p text:style-name="P4"><text:span text:style-name="T9">fonksiyon adı</text:span></text:p>
          </draw:text-box>
        </draw:frame>
        <draw:frame draw:style-name="gr9" draw:text-style-name="P6" draw:layer="layout" svg:width="0.371cm" svg:height="0.45cm" svg:x="8.865cm" svg:y="10.065cm">
          <draw:text-box>
            <text:p text:style-name="P4"><text:span text:style-name="T6">M</text:span></text:p>
          </draw:text-box>
        </draw:frame>
        <draw:polygon draw:style-name="gr1" draw:text-style-name="P1" draw:layer="layout" svg:width="7.263cm" svg:height="0.669cm" svg:x="11.492cm" svg:y="10.022cm" svg:viewBox="0 0 7264 670" draw:points="0,0 7264,0 7264,670 0,670">
          <text:p/>
        </draw:polygon>
        <draw:polygon draw:style-name="gr2" draw:text-style-name="P2" draw:layer="layout" svg:width="7.263cm" svg:height="0.025cm" svg:x="11.492cm" svg:y="10.666cm" svg:viewBox="0 0 7264 26" draw:points="0,0 7264,0 7264,26 0,26">
          <text:p/>
        </draw:polygon>
        <draw:frame draw:style-name="gr25" draw:text-style-name="P9" draw:layer="layout" svg:width="0.849cm" svg:height="0.255cm" svg:x="8.58cm" svg:y="10.807cm">
          <draw:text-box>
            <text:p text:style-name="P4"><text:span text:style-name="T9">girdi(ler)</text:span></text:p>
          </draw:text-box>
        </draw:frame>
        <draw:frame draw:style-name="gr46" draw:text-style-name="P6" draw:layer="layout" svg:width="6.509cm" svg:height="0.45cm" svg:x="11.492cm" svg:y="10.065cm">
          <draw:text-box>
            <text:p text:style-name="P4"><text:span text:style-name="T6">MMMMMMMMMMMMMMMMMMMMMMMMMMMMM</text:span></text:p>
          </draw:text-box>
        </draw:frame>
        <draw:polygon draw:style-name="gr2" draw:text-style-name="P2" draw:layer="layout" svg:width="9.915cm" svg:height="0.025cm" svg:x="9.162cm" svg:y="10.666cm" svg:viewBox="0 0 9916 26" draw:points="0,0 9916,0 9916,26 0,26">
          <text:p/>
        </draw:polygon>
        <draw:frame draw:style-name="gr27" draw:text-style-name="P9" draw:layer="layout" svg:width="3.033cm" svg:height="0.255cm" svg:x="13.624cm" svg:y="10.807cm">
          <draw:text-box>
            <text:p text:style-name="P4"><text:span text:style-name="T9">Fonksiyonun ürettiği nedir?</text:span></text:p>
          </draw:text-box>
        </draw:frame>
        <draw:polygon draw:style-name="gr1" draw:text-style-name="P1" draw:layer="layout" svg:width="3.297cm" svg:height="0.67cm" svg:x="3.882cm" svg:y="11.335cm" svg:viewBox="0 0 3298 671" draw:points="0,0 3298,0 3298,671 0,671">
          <text:p/>
        </draw:polygon>
        <draw:polygon draw:style-name="gr2" draw:text-style-name="P2" draw:layer="layout" svg:width="3.297cm" svg:height="0.025cm" svg:x="3.882cm" svg:y="11.98cm" svg:viewBox="0 0 3298 26" draw:points="0,0 3298,0 3298,26 0,26">
          <text:p/>
        </draw:polygon>
        <draw:frame draw:style-name="gr9" draw:text-style-name="P6" draw:layer="layout" svg:width="0.371cm" svg:height="0.45cm" svg:x="18.854cm" svg:y="10.065cm">
          <draw:text-box>
            <text:p text:style-name="P4"><text:span text:style-name="T6">)</text:span></text:p>
          </draw:text-box>
        </draw:frame>
        <draw:frame draw:style-name="gr44" draw:text-style-name="P6" draw:layer="layout" svg:width="2.246cm" svg:height="0.45cm" svg:x="4.415cm" svg:y="11.379cm">
          <draw:text-box>
            <text:p text:style-name="P4"><text:span text:style-name="T6">MMMMMMMMMM</text:span></text:p>
          </draw:text-box>
        </draw:frame>
        <draw:polygon draw:style-name="gr1" draw:text-style-name="P1" draw:layer="layout" svg:width="3.297cm" svg:height="0.67cm" svg:x="7.327cm" svg:y="11.335cm" svg:viewBox="0 0 3298 671" draw:points="0,0 3298,0 3298,671 0,671">
          <text:p/>
        </draw:polygon>
        <draw:polygon draw:style-name="gr2" draw:text-style-name="P2" draw:layer="layout" svg:width="3.297cm" svg:height="0.025cm" svg:x="7.327cm" svg:y="11.98cm" svg:viewBox="0 0 3298 26" draw:points="0,0 3298,0 3298,26 0,26">
          <text:p/>
        </draw:polygon>
        <draw:frame draw:style-name="gr19" draw:text-style-name="P9" draw:layer="layout" svg:width="1.598cm" svg:height="0.255cm" svg:x="4.738cm" svg:y="12.12cm">
          <draw:text-box>
            <text:p text:style-name="P4"><text:span text:style-name="T9">fonksiyon adı</text:span></text:p>
          </draw:text-box>
        </draw:frame>
        <draw:frame draw:style-name="gr28" draw:text-style-name="P6" draw:layer="layout" svg:width="0.451cm" svg:height="0.45cm" svg:x="8.753cm" svg:y="11.379cm">
          <draw:text-box>
            <text:p text:style-name="P4"><text:span text:style-name="T6">MM</text:span></text:p>
          </draw:text-box>
        </draw:frame>
        <draw:polygon draw:style-name="gr1" draw:text-style-name="P1" draw:layer="layout" svg:width="7.263cm" svg:height="0.67cm" svg:x="11.492cm" svg:y="11.335cm" svg:viewBox="0 0 7264 671" draw:points="0,0 7264,0 7264,671 0,671">
          <text:p/>
        </draw:polygon>
        <draw:polygon draw:style-name="gr2" draw:text-style-name="P2" draw:layer="layout" svg:width="7.263cm" svg:height="0.025cm" svg:x="11.492cm" svg:y="11.98cm" svg:viewBox="0 0 7264 26" draw:points="0,0 7264,0 7264,26 0,26">
          <text:p/>
        </draw:polygon>
        <draw:frame draw:style-name="gr25" draw:text-style-name="P9" draw:layer="layout" svg:width="0.849cm" svg:height="0.255cm" svg:x="8.58cm" svg:y="12.12cm">
          <draw:text-box>
            <text:p text:style-name="P4"><text:span text:style-name="T9">girdi(ler)</text:span></text:p>
          </draw:text-box>
        </draw:frame>
        <draw:frame draw:style-name="gr47" draw:text-style-name="P6" draw:layer="layout" svg:width="6.957cm" svg:height="0.45cm" svg:x="11.492cm" svg:y="11.379cm">
          <draw:text-box>
            <text:p text:style-name="P4"><text:span text:style-name="T6">MMMMMMMMMMMMMMMMMMMMMMMMMMMMMMM</text:span></text:p>
          </draw:text-box>
        </draw:frame>
        <draw:polygon draw:style-name="gr2" draw:text-style-name="P2" draw:layer="layout" svg:width="9.915cm" svg:height="0.025cm" svg:x="9.162cm" svg:y="11.98cm" svg:viewBox="0 0 9916 26" draw:points="0,0 9916,0 9916,26 0,26">
          <text:p/>
        </draw:polygon>
        <draw:frame draw:style-name="gr27" draw:text-style-name="P9" draw:layer="layout" svg:width="3.033cm" svg:height="0.255cm" svg:x="13.624cm" svg:y="12.12cm">
          <draw:text-box>
            <text:p text:style-name="P4"><text:span text:style-name="T9">Fonksiyonun ürettiği nedir?</text:span></text:p>
          </draw:text-box>
        </draw:frame>
        <draw:polygon draw:style-name="gr1" draw:text-style-name="P1" draw:layer="layout" svg:width="3.297cm" svg:height="0.67cm" svg:x="3.659cm" svg:y="14.136cm" svg:viewBox="0 0 3298 671" draw:points="0,0 3298,0 3298,671 0,671">
          <text:p/>
        </draw:polygon>
        <draw:polygon draw:style-name="gr2" draw:text-style-name="P2" draw:layer="layout" svg:width="3.297cm" svg:height="0.025cm" svg:x="3.659cm" svg:y="14.781cm" svg:viewBox="0 0 3298 26" draw:points="0,0 3298,0 3298,26 0,26">
          <text:p/>
        </draw:polygon>
        <draw:frame draw:style-name="gr9" draw:text-style-name="P6" draw:layer="layout" svg:width="0.371cm" svg:height="0.45cm" svg:x="18.854cm" svg:y="11.379cm">
          <draw:text-box>
            <text:p text:style-name="P4"><text:span text:style-name="T6">)</text:span></text:p>
          </draw:text-box>
        </draw:frame>
        <draw:frame draw:style-name="gr44" draw:text-style-name="P6" draw:layer="layout" svg:width="2.246cm" svg:height="0.45cm" svg:x="4.192cm" svg:y="14.18cm">
          <draw:text-box>
            <text:p text:style-name="P4"><text:span text:style-name="T6">MMMMMMMMMM</text:span></text:p>
          </draw:text-box>
        </draw:frame>
        <draw:polygon draw:style-name="gr1" draw:text-style-name="P1" draw:layer="layout" svg:width="3.297cm" svg:height="0.67cm" svg:x="7.104cm" svg:y="14.136cm" svg:viewBox="0 0 3298 671" draw:points="0,0 3298,0 3298,671 0,671">
          <text:p/>
        </draw:polygon>
        <draw:polygon draw:style-name="gr2" draw:text-style-name="P2" draw:layer="layout" svg:width="3.297cm" svg:height="0.025cm" svg:x="7.104cm" svg:y="14.781cm" svg:viewBox="0 0 3298 26" draw:points="0,0 3298,0 3298,26 0,26">
          <text:p/>
        </draw:polygon>
        <draw:frame draw:style-name="gr19" draw:text-style-name="P9" draw:layer="layout" svg:width="1.598cm" svg:height="0.255cm" svg:x="4.515cm" svg:y="14.921cm">
          <draw:text-box>
            <text:p text:style-name="P4"><text:span text:style-name="T9">fonksiyon adı</text:span></text:p>
          </draw:text-box>
        </draw:frame>
        <draw:frame draw:style-name="gr37" draw:text-style-name="P6" draw:layer="layout" svg:width="0.899cm" svg:height="0.45cm" svg:x="8.307cm" svg:y="14.18cm">
          <draw:text-box>
            <text:p text:style-name="P4"><text:span text:style-name="T6">MMMM</text:span></text:p>
          </draw:text-box>
        </draw:frame>
        <draw:polygon draw:style-name="gr1" draw:text-style-name="P1" draw:layer="layout" svg:width="14.526cm" svg:height="0.67cm" svg:x="3.659cm" svg:y="15.45cm" svg:viewBox="0 0 14527 671" draw:points="0,0 14527,0 14527,671 0,671">
          <text:p/>
        </draw:polygon>
        <draw:polygon draw:style-name="gr2" draw:text-style-name="P2" draw:layer="layout" svg:width="14.526cm" svg:height="0.025cm" svg:x="3.659cm" svg:y="16.095cm" svg:viewBox="0 0 14527 26" draw:points="0,0 14527,0 14527,26 0,26">
          <text:p/>
        </draw:polygon>
        <draw:frame draw:style-name="gr29" draw:text-style-name="P9" draw:layer="layout" svg:width="1.132cm" svg:height="0.255cm" svg:x="8.27cm" svg:y="14.921cm">
          <draw:text-box>
            <text:p text:style-name="P4"><text:span text:style-name="T9">değişkenler</text:span></text:p>
          </draw:text-box>
        </draw:frame>
        <draw:frame draw:style-name="gr47" draw:text-style-name="P6" draw:layer="layout" svg:width="6.957cm" svg:height="0.45cm" svg:x="3.659cm" svg:y="15.494cm">
          <draw:text-box>
            <text:p text:style-name="P4"><text:span text:style-name="T6">MMMMMMMMMMMMMMMMMMMMMMMMMMMMMMM</text:span></text:p>
          </draw:text-box>
        </draw:frame>
        <draw:frame draw:style-name="gr30" draw:text-style-name="P9" draw:layer="layout" svg:width="4.832cm" svg:height="0.255cm" svg:x="8.58cm" svg:y="16.235cm">
          <draw:text-box>
            <text:p text:style-name="P4"><text:span text:style-name="T9">Fonksiyon verilen değişkenlerle ne yapar?</text:span></text:p>
          </draw:text-box>
        </draw:frame>
        <draw:frame draw:style-name="gr31" draw:text-style-name="P10" draw:layer="layout" svg:width="0.451cm" svg:height="0.471cm" svg:x="10.619cm" svg:y="26.446cm">
          <draw:text-box>
            <text:p text:style-name="P4"><text:span text:style-name="T10">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16:37:42.592737013</dc:date>
    <meta:editing-duration>PT34M45S</meta:editing-duration>
    <meta:editing-cycles>9</meta:editing-cycles>
    <meta:generator>LibreOffice/6.0.5.2$MacOSX_X86_64 LibreOffice_project/54c8cbb85f300ac59db32fe8a675ff7683cd5a16</meta:generator>
    <meta:document-statistic meta:object-count="250"/>
  </office:meta>
</office:document-meta>
</file>